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B Yekan" svg:font-family="'B Yek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writing-mode="rl-tb"/>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1" style:family="table-row">
      <style:table-row-properties style:min-row-height="0.3125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2" style:family="table">
      <style:table-properties style:width="6.925in" table:align="margins" style:writing-mode="rl-tb"/>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writing-mode="rl-tb"/>
    </style:style>
    <style:style style:name="Table3.A" style:family="table-column">
      <style:table-column-properties style:column-width="1.1542in" style:rel-column-width="10922*"/>
    </style:style>
    <style:style style:name="Table3.F" style:family="table-column">
      <style:table-column-properties style:column-width="1.1542in" style:rel-column-width="109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4" style:family="table">
      <style:table-properties style:width="6.925in" table:align="margins" style:writing-mode="rl-tb"/>
    </style:style>
    <style:style style:name="Table4.A" style:family="table-column">
      <style:table-column-properties style:column-width="1.1542in" style:rel-column-width="10922*"/>
    </style:style>
    <style:style style:name="Table4.F" style:family="table-column">
      <style:table-column-properties style:column-width="1.1542in" style:rel-column-width="10925*"/>
    </style:style>
    <style:style style:name="Table4.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C1" style:family="table-cell">
      <style:table-cell-properties fo:background-color="#5f9e9f" fo:padding="0.0382in" fo:border-left="0.05pt solid #000000" fo:border-right="none" fo:border-top="0.05pt solid #000000" fo:border-bottom="0.05pt solid #000000">
        <style:background-image/>
      </style:table-cell-properties>
    </style:style>
    <style:style style:name="Table4.E1" style:family="table-cell">
      <style:table-cell-properties fo:background-color="#ffff00" fo:padding="0.0382in" fo:border-left="0.05pt solid #000080" fo:border-right="none" fo:border-top="0.05pt solid #000080" fo:border-bottom="0.05pt solid #000080">
        <style:background-image/>
      </style:table-cell-properties>
    </style:style>
    <style:style style:name="Table4.F1" style:family="table-cell">
      <style:table-cell-properties fo:background-color="#ffff00" fo:padding="0.0382in" fo:border="0.05pt solid #000080">
        <style:background-image/>
      </style:table-cell-properties>
    </style:style>
    <style:style style:name="Table5" style:family="table">
      <style:table-properties style:width="6.925in" table:align="margins" style:writing-mode="rl-tb"/>
    </style:style>
    <style:style style:name="Table5.A" style:family="table-column">
      <style:table-column-properties style:column-width="1.7313in" style:rel-column-width="16383*"/>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4" style:family="table-row">
      <style:table-row-properties style:min-row-height="0.375in"/>
    </style:style>
    <style:style style:name="P1" style:family="paragraph" style:parent-style-name="Standard">
      <style:paragraph-properties fo:text-align="justify" style:justify-single-word="false" style:writing-mode="rl-tb"/>
      <style:text-properties style:font-name="B Yekan" officeooo:rsid="001d31ac" officeooo:paragraph-rsid="001d31ac" style:font-name-complex="B Yekan"/>
    </style:style>
    <style:style style:name="P2" style:family="paragraph" style:parent-style-name="Standard">
      <style:paragraph-properties fo:text-align="justify" style:justify-single-word="false" style:writing-mode="rl-tb"/>
      <style:text-properties style:font-name="B Yekan" officeooo:rsid="001ea5ef" officeooo:paragraph-rsid="001ea5ef" style:font-name-complex="B Yekan"/>
    </style:style>
    <style:style style:name="P3" style:family="paragraph" style:parent-style-name="Standard">
      <style:paragraph-properties fo:text-align="justify" style:justify-single-word="false" style:writing-mode="rl-tb"/>
      <style:text-properties style:font-name="B Yekan" officeooo:rsid="001ecfff" officeooo:paragraph-rsid="001ecfff" style:font-name-complex="B Yekan"/>
    </style:style>
    <style:style style:name="P4" style:family="paragraph" style:parent-style-name="Standard">
      <style:paragraph-properties fo:text-align="justify" style:justify-single-word="false" style:writing-mode="rl-tb"/>
      <style:text-properties style:font-name="B Yekan" officeooo:rsid="001f32ea" officeooo:paragraph-rsid="001f32ea" style:font-name-complex="B Yekan"/>
    </style:style>
    <style:style style:name="P5" style:family="paragraph" style:parent-style-name="Standard">
      <style:paragraph-properties fo:text-align="justify" style:justify-single-word="false" style:writing-mode="rl-tb"/>
      <style:text-properties style:font-name="B Yekan" officeooo:rsid="002040ad" officeooo:paragraph-rsid="002040ad" style:font-name-complex="B Yekan"/>
    </style:style>
    <style:style style:name="P6" style:family="paragraph" style:parent-style-name="Standard">
      <style:paragraph-properties fo:text-align="justify" style:justify-single-word="false" style:writing-mode="rl-tb"/>
      <style:text-properties style:font-name="B Yekan" officeooo:rsid="00220fa3" officeooo:paragraph-rsid="002225ba" style:font-name-complex="B Yekan"/>
    </style:style>
    <style:style style:name="P7" style:family="paragraph" style:parent-style-name="Standard">
      <style:paragraph-properties fo:text-align="justify" style:justify-single-word="false" style:writing-mode="rl-tb"/>
      <style:text-properties style:font-name="B Yekan" officeooo:rsid="002225ba" officeooo:paragraph-rsid="002225ba" style:font-name-complex="B Yekan"/>
    </style:style>
    <style:style style:name="P8" style:family="paragraph" style:parent-style-name="Standard">
      <style:paragraph-properties fo:text-align="justify" style:justify-single-word="false" style:writing-mode="rl-tb"/>
      <style:text-properties style:font-name="B Yekan" officeooo:rsid="0025feb8" officeooo:paragraph-rsid="0025feb8" style:font-name-complex="B Yekan"/>
    </style:style>
    <style:style style:name="P9" style:family="paragraph" style:parent-style-name="Standard">
      <style:paragraph-properties fo:text-align="justify" style:justify-single-word="false" style:writing-mode="rl-tb"/>
      <style:text-properties style:font-name="B Yekan" officeooo:rsid="0026b81a" officeooo:paragraph-rsid="0026b81a" style:font-name-complex="B Yekan"/>
    </style:style>
    <style:style style:name="P10" style:family="paragraph" style:parent-style-name="Standard">
      <style:paragraph-properties fo:text-align="justify" style:justify-single-word="false" style:writing-mode="rl-tb"/>
      <style:text-properties style:font-name="B Yekan" officeooo:rsid="00275c93" officeooo:paragraph-rsid="00275c93" style:font-name-complex="B Yekan"/>
    </style:style>
    <style:style style:name="P11" style:family="paragraph" style:parent-style-name="Standard">
      <style:paragraph-properties fo:text-align="justify" style:justify-single-word="false" style:writing-mode="rl-tb"/>
      <style:text-properties style:font-name="B Yekan" officeooo:rsid="002824cb" officeooo:paragraph-rsid="002824cb" style:font-name-complex="B Yekan"/>
    </style:style>
    <style:style style:name="P12" style:family="paragraph" style:parent-style-name="Standard">
      <style:paragraph-properties fo:text-align="justify" style:justify-single-word="false" style:writing-mode="rl-tb"/>
      <style:text-properties style:font-name="B Yekan" officeooo:rsid="002974b9" officeooo:paragraph-rsid="002974b9" style:font-name-complex="B Yekan"/>
    </style:style>
    <style:style style:name="P13" style:family="paragraph" style:parent-style-name="Standard">
      <style:paragraph-properties fo:text-align="justify" style:justify-single-word="false" style:writing-mode="lr-tb"/>
      <style:text-properties style:font-name="B Yekan" officeooo:rsid="001ecfff" officeooo:paragraph-rsid="001ecfff" style:font-name-complex="B Yekan"/>
    </style:style>
    <style:style style:name="P14" style:family="paragraph" style:parent-style-name="Standard">
      <style:paragraph-properties fo:text-align="justify" style:justify-single-word="false" style:writing-mode="lr-tb"/>
      <style:text-properties style:font-name="B Yekan" officeooo:rsid="00200b7b" officeooo:paragraph-rsid="00200b7b" style:font-name-complex="B Yekan"/>
    </style:style>
    <style:style style:name="P15" style:family="paragraph" style:parent-style-name="Standard">
      <style:paragraph-properties fo:text-align="justify" style:justify-single-word="false" style:writing-mode="lr-tb"/>
      <style:text-properties style:font-name="B Yekan" officeooo:rsid="002040ad" officeooo:paragraph-rsid="002040ad" style:font-name-complex="B Yekan"/>
    </style:style>
    <style:style style:name="P16" style:family="paragraph" style:parent-style-name="Standard">
      <style:paragraph-properties fo:text-align="justify" style:justify-single-word="false" style:writing-mode="lr-tb"/>
      <style:text-properties style:font-name="B Yekan" officeooo:rsid="002225ba" officeooo:paragraph-rsid="002225ba" style:font-name-complex="B Yekan"/>
    </style:style>
    <style:style style:name="P17" style:family="paragraph" style:parent-style-name="Standard">
      <style:paragraph-properties fo:text-align="justify" style:justify-single-word="false" style:writing-mode="lr-tb"/>
      <style:text-properties style:font-name="B Yekan" officeooo:rsid="0025feb8" officeooo:paragraph-rsid="0025feb8" style:font-name-complex="B Yekan"/>
    </style:style>
    <style:style style:name="P18" style:family="paragraph" style:parent-style-name="Standard">
      <style:paragraph-properties fo:text-align="justify" style:justify-single-word="false" style:writing-mode="lr-tb"/>
      <style:text-properties style:font-name="B Yekan" officeooo:rsid="002824cb" officeooo:paragraph-rsid="002824cb" style:font-name-complex="B Yekan"/>
    </style:style>
    <style:style style:name="P19" style:family="paragraph" style:parent-style-name="Table_20_Contents">
      <style:paragraph-properties fo:text-align="justify" style:justify-single-word="false"/>
      <style:text-properties style:font-name="B Yekan" officeooo:rsid="0025feb8" officeooo:paragraph-rsid="0025feb8" style:font-name-complex="B Yekan"/>
    </style:style>
    <style:style style:name="P20" style:family="paragraph" style:parent-style-name="Table_20_Contents">
      <loext:graphic-properties draw:fill="solid" draw:fill-color="#ffff00" draw:opacity="100%"/>
      <style:paragraph-properties fo:text-align="justify" style:justify-single-word="false" fo:background-color="#ffff00"/>
      <style:text-properties style:font-name="B Yekan" officeooo:rsid="0025feb8" officeooo:paragraph-rsid="0025feb8" style:font-name-complex="B Yekan"/>
    </style:style>
    <style:style style:name="P21" style:family="paragraph" style:parent-style-name="Table_20_Contents">
      <style:paragraph-properties fo:text-align="justify" style:justify-single-word="false"/>
      <style:text-properties style:font-name="B Yekan" style:font-name-complex="B Yekan"/>
    </style:style>
    <style:style style:name="P22" style:family="paragraph" style:parent-style-name="Table_20_Contents">
      <style:paragraph-properties fo:text-align="justify" style:justify-single-word="false"/>
      <style:text-properties style:font-name="B Yekan" officeooo:paragraph-rsid="0025feb8" style:font-name-complex="B Yekan"/>
    </style:style>
    <style:style style:name="P23" style:family="paragraph" style:parent-style-name="Standard">
      <style:paragraph-properties fo:text-align="justify" style:justify-single-word="false" style:writing-mode="rl-tb"/>
      <style:text-properties style:font-name="B Yekan" officeooo:rsid="002974b9" officeooo:paragraph-rsid="002974b9" style:font-name-complex="B Yekan"/>
    </style:style>
    <style:style style:name="P24" style:family="paragraph" style:parent-style-name="Standard">
      <style:paragraph-properties fo:text-align="justify" style:justify-single-word="false" style:writing-mode="rl-tb"/>
      <style:text-properties style:font-name="B Yekan" officeooo:rsid="002aa523" officeooo:paragraph-rsid="002aa523" style:font-name-complex="B Yekan"/>
    </style:style>
    <style:style style:name="P25" style:family="paragraph" style:parent-style-name="Table_20_Contents">
      <style:paragraph-properties fo:text-align="justify" style:justify-single-word="false"/>
      <style:text-properties style:font-name="B Yekan" style:font-name-complex="B Yekan"/>
    </style:style>
    <style:style style:name="P26" style:family="paragraph" style:parent-style-name="Table_20_Contents">
      <style:paragraph-properties fo:text-align="justify" style:justify-single-word="false"/>
      <style:text-properties style:font-name="B Yekan" officeooo:rsid="002aa523" officeooo:paragraph-rsid="002aa523" style:font-name-complex="B Yekan"/>
    </style:style>
    <style:style style:name="P27" style:family="paragraph">
      <style:paragraph-properties fo:text-align="center"/>
    </style:style>
    <style:style style:name="T1" style:family="text">
      <style:text-properties officeooo:rsid="00220fa3"/>
    </style:style>
    <style:style style:name="T2" style:family="text">
      <style:text-properties officeooo:rsid="002225ba"/>
    </style:style>
    <style:style style:name="T3" style:family="text">
      <style:text-properties fo:background-color="#ffff00" loext:char-shading-value="0"/>
    </style:style>
    <style:style style:name="gr1"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انواع داده:</text:p>
      <text:p text:style-name="P1">۱) اسکالر</text:p>
      <text:p text:style-name="P1"><text:tab/>-عدد صحیح</text:p>
      <text:p text:style-name="P1"><text:tab/><text:tab/>۱- عملیات محاسباتی<text:tab/><text:tab/>۱— <text:s text:c="10"/>binOp: int*int → int <text:s text:c="17"/>Binary operation </text:p>
      <text:p text:style-name="P1"><text:tab/><text:tab/><text:tab/><text:tab/><text:tab/><text:tab/>۲-- unOp:int --→ int <text:s text:c="14"/>Unary Operation</text:p>
      <text:p text:style-name="P1"><text:tab/><text:tab/>۲- عملیات رابطه‌ای<text:tab/><text:tab/>Relational Operation: int*int → bool</text:p>
      <text:p text:style-name="P1"><text:tab/><text:tab/>۳-عملیات منطقی<text:tab/>and , or<text:tab/>Logical Operation: int*int -→int </text:p>
      <text:p text:style-name="P1">۲) مرکب</text:p>
      <text:p text:style-name="P1"><text:s/></text:p>
      <text:p text:style-name="P1">پیاده‌سازی <text:s/></text:p>
      <text:p text:style-name="P1"/>
      <text:p text:style-name="P1"/>
      <text:p text:style-name="P1"/>
      <text:p text:style-name="P1"/>
      <text:p text:style-name="P1"/>
      <text:p text:style-name="P1"/>
      <text:p text:style-name="P1"/>
      <text:p text:style-name="P1"/>
      <text:p text:style-name="P1"/>
      <text:p text:style-name="P1">از این روش به این دلیل استفاده می‌کنیم که </text:p>
      <text:p text:style-name="P1">در حالت سوم مصرف حافظه کم‌تر از حالت دوم است. اما به صورت سخت‌افزاری نمی‌توان از اعمال استفاده کرد. چون علامت و مقدار از هم جدا هستند و باید ابتدا ساخته شوند. این عملیات‌ها نرم‌افزاری هستند و باعث پیچیده شدن و طولانی شدن زمان اجرا می‌شوند.</text:p>
      <text:p text:style-name="P1">بیت‌های توصیف‌گر می‌توانند بیش‌تر از یکی باشند.</text:p>
      <text:p text:style-name="P1"/>
      <text:p text:style-name="P1">در زبان‌ها معمولاً قابلیتی هست که زیربازه‌ای از اعداد صحیح را انتخاب کرد. </text:p>
      <text:p text:style-name="P1">مثل Month. چون تعداد کم است، اولاً جا کم می‌گیرد و حجم کم‌تری از حافظه مصرف می‌شود.</text:p>
      <text:p text:style-name="P1">حداقل حافظه‌ی اختصاص یافته، ۸ بیت یا یک بایت است، کمتر از آن باید دو مقدار در یک بایت قرار گیرد که بعداً نیاز به پردازش نرم‌افزاری در به دست آوردن مقدارها دارد</text:p>
      <text:p text:style-name="P1">محدود کردن یک متغیر، از خطاهای احتمالی مقداردهی خارج از محدوده یا کنترل نوع به‌تر انجام می‌شود.</text:p>
      <text:p text:style-name="P1"/>
      <text:p text:style-name="P1"><text:s/></text:p>
      <text:p text:style-name="P1"/>
      <text:p text:style-name="P2">نوع داده‌ی شمارشی:</text:p>
      <text:p text:style-name="P13">enum Gender {female = 0, male= 1}</text:p>
      <text:p text:style-name="P13"><text:soft-page-break/>لیست مرتب</text:p>
      <text:p text:style-name="P13">enum Gender { female = 3, </text:p>
      <text:p text:style-name="P13">male= 4}</text:p>
      <text:p text:style-name="P13">Gender g= male</text:p>
      <text:p text:style-name="P13">if (gen == female)</text:p>
      <text:p text:style-name="P13">if (gen == 5) اگر شمارشی نباشد این خطا ممکن است</text:p>
      <text:p text:style-name="P3">یکی از مزیت‌های آن خطا گیری آسانتر است. تعداد بیت‌های نیاز برای ذخیره کم‌تر است. خوانایی بالاتر است.</text:p>
      <text:p text:style-name="P4">عملیات‌های داده‌ی شمارشی: کوچک و بزرگ‌تر (چون لیست مرتب است، می‌توان گفت که عضو اول کوچکتر از عضو دوم و …)</text:p>
      <text:p text:style-name="P14">successor(female): عضو بعدی = male</text:p>
      <text:p text:style-name="P15">predecessor(male): female</text:p>
      <text:p text:style-name="P5">فضای ذخیره‌سازی هم بسیار کم است.</text:p>
      <text:p text:style-name="P5">نوع داده‌ی بولین:‌ می‌توان گفت که یک نوع داده‌ي شمارشی است که false صفر و true یک است. البته اکثر زبان‌ها false را صفر می‌گیرند و true را هر چیزی غیر از صفر می‌گیرند.</text:p>
      <text:p text:style-name="P5">پیاده‌سازی آن به دو شکل می‌تواند انجام شود: چون یک بیت کافی است ممکن است</text:p>
      <text:p text:style-name="P5">۱- بیت اول مقدار متغیر + بقیه بیت‌ها در یک بایت هر چیزی بود مهم نیست. بعضی زبان‌ها برای صرفه‌جویی در حافظه،‌ 8 بولین را در یک بایت بسته (Pack) می‌کند که البته چون محاسبات بیش‌تری می‌خواهد زمان بیش‌تری می‌گیرد.</text:p>
      <text:p text:style-name="P5">۲- اگر همه‌ی بیت‌ها صفر باشند، که یعنی مقدار بایت صفر است، false و اگر همه‌ی بیت‌ها صفر نباشند<text:span text:style-name="T1">، یعنی حداقل یک بیت یک باشد، آن را true فرض می‌کند. یک بدی آن گرفتن جای زیاد است. مشکل اصلی دیگر این است که توقع داریم، not یک مقدار ‌true، بشود false. اما دوباره true <text:s/>می‌شود. یعنی not سخت‌افزاری نمی‌تواند معکوس کند مقدار آن را و باید نرم‌افزاری انجام شود. برنامه‌نویس باید مواظب باشد که مقدار بولین را not بیتی نکند و در آخر معکوس کردن آن نرم‌افزاری انجام می‌شد.</text:span></text:p>
      <text:p text:style-name="P6">اعمال: بزرگ‌تر و کوچک‌تر، عملیات بیتی (and, or, ...(bitOperation: <text:span text:style-name="T2">bool</text:span>* <text:span text:style-name="T2">bool</text:span> → <text:span text:style-name="T2">bool</text:span>)) اعمال محاسباتی را به صورت پیش‌فرض ندارد. مگر اینکه زبان قرارداد کرده باشد.</text:p>
      <text:p text:style-name="P6">عملیات رابطه‌ای <text:span text:style-name="T2">دارد: relOp: bool* bool → <text:s/>bool</text:span></text:p>
      <text:p text:style-name="P7">مدار کوتاه یا short circuit:</text:p>
      <text:p text:style-name="P16">if (p !=null &amp;&amp; a =3)</text:p>
      <text:p text:style-name="P7">اگر در مثال بالا در شرط p =null باشد، از </text:p>
      <text:p text:style-name="P7"/>
      <text:p text:style-name="P7"/>
      <text:p text:style-name="P7"/>
      <text:p text:style-name="P7"/>
      <text:p text:style-name="P8">رشته‌ها:‌۱- طول ثابت، ۲- طول متغیر باحد بالا، ۳- طول نامحدود &gt; لینک لیست</text:p>
      <text:p text:style-name="P8">طول ثابت: </text:p>
      <table:table table:name="Table1" table:style-name="Table1">
        <table:table-column table:style-name="Table1.A" table:number-columns-repeated="5"/>
        <table:table-column table:style-name="Table1.F"/>
        <table:table-row table:style-name="Table1.1">
          <table:table-cell table:style-name="Table1.A1" office:value-type="string">
            <text:p text:style-name="P8">Null</text:p>
          </table:table-cell>
          <table:table-cell table:style-name="Table1.A1" office:value-type="string">
            <text:p text:style-name="P8">Null</text:p>
          </table:table-cell>
          <table:table-cell table:style-name="Table1.A1" office:value-type="string">
            <text:p text:style-name="P8">Null</text:p>
          </table:table-cell>
          <table:table-cell table:style-name="Table1.A1" office:value-type="string">
            <text:p text:style-name="P19">C</text:p>
          </table:table-cell>
          <table:table-cell table:style-name="Table1.A1" office:value-type="string">
            <text:p text:style-name="P19">B</text:p>
          </table:table-cell>
          <table:table-cell table:style-name="Table1.F1" office:value-type="string">
            <text:p text:style-name="P19">A</text:p>
          </table:table-cell>
        </table:table-row>
      </table:table>
      <text:p text:style-name="P8"><text:soft-page-break/></text:p>
      <text:p text:style-name="P8">طول متغیر با حد بالا:</text:p>
      <table:table table:name="Table2" table:style-name="Table2">
        <table:table-column table:style-name="Table2.A" table:number-columns-repeated="3"/>
        <table:table-column table:style-name="Table2.D"/>
        <table:table-row>
          <table:table-cell table:style-name="Table2.A1" office:value-type="string">
            <text:p text:style-name="P19">B</text:p>
          </table:table-cell>
          <table:table-cell table:style-name="Table2.A1" office:value-type="string">
            <text:p text:style-name="P19">A</text:p>
          </table:table-cell>
          <table:table-cell table:style-name="Table2.A1" office:value-type="string">
            <text:p text:style-name="P19">10</text:p>
          </table:table-cell>
          <table:table-cell table:style-name="Table2.D1" office:value-type="string">
            <text:p text:style-name="P19">3</text:p>
          </table:table-cell>
        </table:table-row>
        <table:table-row>
          <table:table-cell table:style-name="Table2.A2" office:value-type="string">
            <text:p text:style-name="P19">-</text:p>
          </table:table-cell>
          <table:table-cell table:style-name="Table2.A2" office:value-type="string">
            <text:p text:style-name="P19">-</text:p>
          </table:table-cell>
          <table:table-cell table:style-name="Table2.A2" office:value-type="string">
            <text:p text:style-name="P19">-</text:p>
          </table:table-cell>
          <table:table-cell table:style-name="Table2.D2" office:value-type="string">
            <text:p text:style-name="P19">-</text:p>
          </table:table-cell>
        </table:table-row>
        <table:table-row>
          <table:table-cell table:style-name="Table2.A2" office:value-type="string">
            <text:p text:style-name="P19">-</text:p>
          </table:table-cell>
          <table:table-cell table:style-name="Table2.A2" office:value-type="string">
            <text:p text:style-name="P19">-</text:p>
          </table:table-cell>
          <table:table-cell table:style-name="Table2.A2" office:value-type="string">
            <text:p text:style-name="P19">-</text:p>
          </table:table-cell>
          <table:table-cell table:style-name="Table2.D2" office:value-type="string">
            <text:p text:style-name="P19">-</text:p>
          </table:table-cell>
        </table:table-row>
      </table:table>
      <text:p text:style-name="P8"/>
      <text:p text:style-name="P8">طول نامحدود:</text:p>
      <table:table table:name="Table3" table:style-name="Table3">
        <table:table-column table:style-name="Table3.A" table:number-columns-repeated="5"/>
        <table:table-column table:style-name="Table3.F"/>
        <table:table-row>
          <table:table-cell table:style-name="Table3.A1" office:value-type="string">
            <text:p text:style-name="P19">EOL char</text:p>
          </table:table-cell>
          <table:table-cell table:style-name="Table3.A1" office:value-type="string">
            <text:p text:style-name="P22">……………</text:p>
          </table:table-cell>
          <table:table-cell table:style-name="Table3.A1" office:value-type="string">
            <text:p text:style-name="P19">d</text:p>
          </table:table-cell>
          <table:table-cell table:style-name="Table3.A1" office:value-type="string">
            <text:p text:style-name="P19">v</text:p>
          </table:table-cell>
          <table:table-cell table:style-name="Table3.A1" office:value-type="string">
            <text:p text:style-name="P19">b</text:p>
          </table:table-cell>
          <table:table-cell table:style-name="Table3.F1" office:value-type="string">
            <text:p text:style-name="P19">a</text:p>
          </table:table-cell>
        </table:table-row>
      </table:table>
      <text:p text:style-name="P8"/>
      <table:table table:name="Table4" table:style-name="Table4">
        <table:table-column table:style-name="Table4.A" table:number-columns-repeated="5"/>
        <table:table-column table:style-name="Table4.F"/>
        <table:table-row>
          <table:table-cell table:style-name="Table4.A1" office:value-type="string">
            <text:p text:style-name="P21"><draw:path text:anchor-type="paragraph" draw:z-index="2" draw:style-name="gr2" draw:text-style-name="P27" svg:width="0.1945in" svg:height="0.2181in" draw:transform="rotate (-1.88757358603187) translate (0.410069101068709in 0.0970486023768394in)" svg:viewBox="0 0 495 555" svg:d="M0 140c155-19 308 46 432 124 183 115-86 195-156 253-166 140-248-149-120-213l95-94 53-144 5-66"><text:p/></draw:path></text:p>
          </table:table-cell>
          <table:table-cell table:style-name="Table4.A1" office:value-type="string">
            <text:p text:style-name="P19"><draw:line text:anchor-type="paragraph" draw:z-index="1" draw:style-name="gr1" draw:text-style-name="P27" svg:x1="0.8736in" svg:y1="0.1409in" svg:x2="1.2154in" svg:y2="0.1409in"><text:p/></draw:line>کاراکتر سوم</text:p>
          </table:table-cell>
          <table:table-cell table:style-name="Table4.C1" office:value-type="string">
            <text:p text:style-name="P19">اشاره‌گر</text:p>
          </table:table-cell>
          <table:table-cell table:style-name="Table4.C1" office:value-type="string">
            <text:p text:style-name="P19"><draw:line text:anchor-type="paragraph" draw:z-index="0" draw:name="Shape1" draw:style-name="gr1" draw:text-style-name="P27" svg:x1="0.9291in" svg:y1="0.1693in" svg:x2="1.3929in" svg:y2="0.1693in"><text:p/></draw:line>کاراکتر دوم</text:p>
          </table:table-cell>
          <table:table-cell table:style-name="Table4.E1" office:value-type="string">
            <text:p text:style-name="P20"><text:s text:c="5"/>اشاره‌گر</text:p>
          </table:table-cell>
          <table:table-cell table:style-name="Table4.F1" office:value-type="string">
            <text:p text:style-name="P20">کاراکتر اول</text:p>
          </table:table-cell>
        </table:table-row>
      </table:table>
      <text:p text:style-name="P8"/>
      <text:p text:style-name="P8">اشاره‌گرها</text:p>
      <text:p text:style-name="P8">۱- اشاره به نوع داده‌ای خاص (مثل *int، مثل *list*، student)</text:p>
      <text:p text:style-name="P8">۲- اشاره‌گر عمومی که خودش یک نوع داده‌ است و می‌تواند به هر نوعی اشاره کند: مثل زبا ن اسمالتاک</text:p>
      <text:p text:style-name="P17">rvalue(pointer) = <text:span text:style-name="T3">lvalue</text:span>(another variable)</text:p>
      <text:p text:style-name="P17">int* a = new int();</text:p>
      <text:p text:style-name="P17">int b = *a;</text:p>
      <text:p text:style-name="P8">آدرس‌دهی : ۱- مطلق<text:tab/>۲- نسبی</text:p>
      <text:p text:style-name="P8">مطلق:‌آدرس کامل و دقیق روی حافظه</text:p>
      <text:p text:style-name="P8">نسبی:‌ Base Address + Offset . اشاره‌گر به Offset اشاره می‌کند.</text:p>
      <text:p text:style-name="P9">مزیت مطلق سریع‌تر بودن آن است.</text:p>
      <text:p text:style-name="P9">مزیت نسبی: جابه جایی راحت‌تر یک دسته از متغیرها از یک page به page دیگر. </text:p>
      <text:p text:style-name="P9">مزیت نسبی: آدرس‌دهی در یک بلوک و کنار هم انجام می‌دهد و هنگام پایان برنامه، با آزاد کردن کل بلاک، کار پایان می‌پذیرد و نیاز به آزاد کردن جدا جدای هر خانه حافظه نیست.</text:p>
      <text:p text:style-name="P10">دو مسأله در رابطه با اشاره‌گرها:</text:p>
      <text:p text:style-name="P10">- Garbage: داده‌های زباله: حافظه‌هایی که اشاره‌گر به آن‌ها از بین رفته و راه دسترسی به آن‌ها وجود ندارد. GC یا Grabage collector در بعضی زبان‌ها هر چندوقت اجرا می‌شود و این‌ها را پاک می‌کند.</text:p>
      <text:p text:style-name="P10">- Dangling References: ارجاع معلق. اشاره‌گر وجود دارد ولی خانه‌ای که به آن اشاره کند درست نیست. (وجود ندارد، دسترسی ندارد، داده درست نیست)</text:p>
      <text:p text:style-name="P11">فایل‌ها:</text:p>
      <text:p text:style-name="P11">برای ذخیره‌ی داده‌ها به صورت پایدار. چون روی دیسک سخت ذخیره می‌شوند خواندن و نوشتن از آن‌ها باعث کند شدن برنامه می‌شود.</text:p>
      <text:p text:style-name="P11">انواع فایل‌ها:</text:p>
      <text:p text:style-name="P11">۱- ترتیبی (Sequential)<text:tab/>۲-(دستیابی تصادفی) Random Access <text:tab/>۳-ترتیبی شاخص‌دار</text:p>
      <text:p text:style-name="P11"><text:soft-page-break/>به صورت ترتیبی داده‌ها در آن قرار گرفته‌اند و با کاراکتر EOF پایان آن معلوم می‌شود. عناصر همگنی در آن قرار می‌گیرند. یعنی همه از یک جنس هستند، مثلاً همه کاراکتر هستند. مثل فایل‌های متنی. مثلاً ترکیبی از دیکشنری و کاراکتر نیستند، بلکه همه کاراکتر هستند. یعنی برای خواندن هر کدام به اندازه‌ای مشخص باید از حافظه خوانده شود. مدیریت آن‌ها با سیستم عامل است و توسط system call ها انجام می‌شود. در حال خواندن / نوشتن / اشاره‌گر به انتها در حال نوشتن، هرجا که بخواهیم در خواندن. </text:p>
      <text:p text:style-name="P11">عملیات روی فایل: </text:p>
      <text:p text:style-name="P18">open(address, mode(r, w)); </text:p>
      <text:p text:style-name="P18">read and write</text:p>
      <text:p text:style-name="P11">اگر در حال خواندن باز شود، اشاره‌گر در ابتدا و اگر در حال نوشتن باز شود، اشاره‌گر در انتهای فایل قرار می‌گیرد. </text:p>
      <text:p text:style-name="P11">برنامه <text:s text:c="2"/>&gt;&gt; حافظه‌ی رم و بافر &gt;&gt; دیسک سخت و فایل</text:p>
      <text:p text:style-name="P11">برای افزایش سرعت برنامه ابتدا کاراکترها را روی بافر می‌نویسد و سپس یک بلاک را به دیسک سخت منتقل می‌کند.</text:p>
      <text:p text:style-name="P12">کاراکتر eof: وجود دارد که وقتی cursor به آن رسید عمل خواندن متوقف شود و با خطا مواجه نشود. معمولاً در پایان یک برنامه سیستم عامل فایل‌های مرتبط با آن را می‌بندد. ولی اگر نبست، باید دستی بسته شود تا بعداً دچار خطاهای ناشی از عدم توانایی خواندن نشویم.</text:p>
      <text:p text:style-name="P12">دستیابی تصادفی:</text:p>
      <text:p text:style-name="P24">دستیابی تصادفی به ترتیب نیست و از جدول جفت کلید و آدرس پیروی می‌کند. هر برنامه برای فایل یک کلید نگه می‌دارد که در جدول یک آدرس به آن منتسب شده است و از روی جدول آدرس فیزیکی آن را پیدا می‌کند.</text:p>
      <text:p text:style-name="P24">ترتیبی شاخص‌دار:</text:p>
      <text:p text:style-name="P24">از جدول کلید و آدرس پیروی می‌کند. اما کاملاً بدون ترتیب نیست و نحوه‌ی قرارگیری در حافظه ترتیب دارد. به این نوع index table گفته می‌شود.</text:p>
      <table:table table:name="Table5" table:style-name="Table5">
        <table:table-column table:style-name="Table5.A" table:number-columns-repeated="4"/>
        <table:table-row>
          <table:table-cell table:style-name="Table5.A1" office:value-type="string">
            <text:p text:style-name="P26">3</text:p>
          </table:table-cell>
          <table:table-cell table:style-name="Table5.A1" office:value-type="string">
            <text:p text:style-name="P26">2</text:p>
          </table:table-cell>
          <table:table-cell table:style-name="Table5.A1" office:value-type="string">
            <text:p text:style-name="P26">1</text:p>
          </table:table-cell>
          <table:table-cell table:style-name="Table5.D1" office:value-type="string">
            <text:p text:style-name="P26">0</text:p>
          </table:table-cell>
        </table:table-row>
        <table:table-row>
          <table:table-cell table:style-name="Table5.A2" office:value-type="string">
            <text:p text:style-name="P21"/>
          </table:table-cell>
          <table:table-cell table:style-name="Table5.A2" office:value-type="string">
            <text:p text:style-name="P21"/>
          </table:table-cell>
          <table:table-cell table:style-name="Table5.A2" office:value-type="string">
            <text:p text:style-name="P26">5</text:p>
          </table:table-cell>
          <table:table-cell table:style-name="Table5.D2" office:value-type="string">
            <text:p text:style-name="P26">4</text:p>
          </table:table-cell>
        </table:table-row>
        <table:table-row>
          <table:table-cell table:style-name="Table5.A2" office:value-type="string">
            <text:p text:style-name="P26">D</text:p>
          </table:table-cell>
          <table:table-cell table:style-name="Table5.A2" office:value-type="string">
            <text:p text:style-name="P26">C</text:p>
          </table:table-cell>
          <table:table-cell table:style-name="Table5.A2" office:value-type="string">
            <text:p text:style-name="P26">B</text:p>
          </table:table-cell>
          <table:table-cell table:style-name="Table5.D2" office:value-type="string">
            <text:p text:style-name="P26">A</text:p>
          </table:table-cell>
        </table:table-row>
        <table:table-row table:style-name="Table5.4">
          <table:table-cell table:style-name="Table5.A2" office:value-type="string">
            <text:p text:style-name="P26">→</text:p>
          </table:table-cell>
          <table:table-cell table:style-name="Table5.A2" office:value-type="string">
            <text:p text:style-name="P26">→</text:p>
          </table:table-cell>
          <table:table-cell table:style-name="Table5.A2" office:value-type="string">
            <text:p text:style-name="P26">→</text:p>
          </table:table-cell>
          <table:table-cell table:style-name="Table5.D2" office:value-type="string">
            <text:p text:style-name="P26">→</text:p>
          </table: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B Yekan" svg:font-family="'B Yek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09:14:15.740996525</meta:creation-date>
    <meta:editing-duration>PT53M41S</meta:editing-duration>
    <meta:editing-cycles>14</meta:editing-cycles>
    <meta:generator>LibreOffice/5.3.1.2$Linux_X86_64 LibreOffice_project/30m0$Build-2</meta:generator>
    <dc:date>2017-10-29T15:10:44.835663433</dc:date>
    <meta:document-statistic meta:table-count="5" meta:image-count="0" meta:object-count="0" meta:page-count="4" meta:paragraph-count="118" meta:word-count="1073" meta:character-count="5415" meta:non-whitespace-character-count="4378"/>
  </office:meta>
</office:document-meta>
</file>